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2B000002CC345696A9A6DBF072.jpg" manifest:media-type="image/jpeg"/>
  <manifest:file-entry manifest:full-path="Pictures/10000200000001DC00000227D3D169746C75104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 style:font-charset="x-symbol"/>
    <style:font-face style:name="DejaVu Sans Mono" svg:font-family="'DejaVu Sans Mono'" style:font-family-generic="modern"/>
    <style:font-face style:name="Lohit Hindi1" svg:font-family="'Lohit Hindi'" style:font-pitch="variable"/>
    <style:font-face style:name="Mangal" svg:font-family="Mangal" style:font-pitch="variable"/>
    <style:font-face style:name="Microsoft YaHei" svg:font-family="'Microsoft YaHei'" style:font-pitch="variable"/>
    <style:font-face style:name="WenQuanYi Micro Hei1" svg:font-family="'WenQuanYi Micro Hei', 'MS Mincho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P4" style:family="paragraph" style:parent-style-name="Header">
      <style:paragraph-properties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P5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P6" style:family="paragraph" style:parent-style-name="Header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  <style:text-properties style:font-name="Arial"/>
    </style:style>
    <style:style style:name="P8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Century Gothic" style:font-size-complex="13.5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 style:font-name-complex="Century Gothic" style:font-size-complex="13.5pt" style:font-weight-complex="bold"/>
    </style:style>
    <style:style style:name="P12" style:family="paragraph" style:parent-style-name="Text_20_body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Arial"/>
    </style:style>
    <style:style style:name="P13" style:family="paragraph" style:parent-style-name="Text_20_body">
      <style:paragraph-properties fo:margin-top="0cm" fo:margin-bottom="0.212cm" loext:contextual-spacing="false" fo:text-align="justify" style:justify-single-word="false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14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font-name="Arial"/>
    </style:style>
    <style:style style:name="P15" style:family="paragraph" style:parent-style-name="Standard" style:master-page-name="Standard">
      <style:paragraph-properties fo:text-align="justify" style:justify-single-word="false" style:page-number="auto"/>
      <style:text-properties style:font-name="Arial"/>
    </style:style>
    <style:style style:name="P16" style:family="paragraph" style:parent-style-name="Text_20_body" style:list-style-name="WW8Num2">
      <style:paragraph-properties fo:text-align="justify" style:justify-single-word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94a46"/>
    </style:style>
    <style:style style:name="T4" style:family="text">
      <style:text-properties fo:color="#000000" fo:font-weight="bold" style:font-weight-asian="bold" style:font-name-complex="Century Gothic" style:font-size-complex="13.5pt" style:font-weight-complex="bold"/>
    </style:style>
    <style:style style:name="T5" style:family="text">
      <style:text-properties fo:color="#000000" fo:font-weight="bold" style:font-name-asian="Century Gothic" style:font-weight-asian="bold" style:font-name-complex="Century Gothic" style:font-size-complex="13.5pt" style:font-weight-complex="bold"/>
    </style:style>
    <style:style style:name="T6" style:family="text">
      <style:text-properties fo:color="#000000" style:font-name-complex="Century Gothic"/>
    </style:style>
    <style:style style:name="T7" style:family="text">
      <style:text-properties fo:color="#000000" style:font-name-complex="Century Gothic" style:font-size-complex="13.5pt"/>
    </style:style>
    <style:style style:name="T8" style:family="text">
      <style:text-properties fo:color="#000000" officeooo:rsid="001d3b04" style:font-name-complex="Century Gothic"/>
    </style:style>
    <style:style style:name="T9" style:family="text">
      <style:text-properties fo:color="#000000" style:font-name-asian="Century Gothic" style:font-name-complex="Century Gothic"/>
    </style:style>
    <style:style style:name="T10" style:family="text">
      <style:text-properties fo:color="#000000" style:font-name-asian="Century Gothic" style:font-name-complex="Century Gothic" style:font-size-complex="13.5pt"/>
    </style:style>
    <style:style style:name="T11" style:family="text">
      <style:text-properties style:font-name="Arial" fo:font-size="15pt" style:font-name-asian="Arial" style:font-size-asian="15pt" style:font-name-complex="Arial" style:font-size-complex="15pt"/>
    </style:style>
    <style:style style:name="T12" style:family="text">
      <style:text-properties style:font-name="Arial" fo:font-size="10pt" fo:font-weight="normal" style:font-name-asian="Arial" style:font-size-asian="10pt" style:font-weight-asian="normal" style:font-name-complex="Arial" style:font-size-complex="10pt"/>
    </style:style>
    <style:style style:name="T13" style:family="text">
      <style:text-properties style:font-name="Arial" fo:font-size="10pt" fo:font-weight="normal" officeooo:rsid="001c143c" style:font-name-asian="Arial" style:font-size-asian="10pt" style:font-weight-asian="normal" style:font-name-complex="Arial" style:font-size-complex="10pt"/>
    </style:style>
    <style:style style:name="T14" style:family="text">
      <style:text-properties style:font-name="Arial" fo:font-size="10pt" fo:language="ca" fo:country="ES" style:font-name-asian="Arial" style:font-size-asian="10pt" style:font-name-complex="Arial" style:font-size-complex="10pt" style:language-complex="ar" style:country-complex="SA"/>
    </style:style>
    <style:style style:name="T15" style:family="text">
      <style:text-properties style:font-name="Arial" fo:font-size="14pt" fo:language="ca" fo:country="ES" style:text-underline-style="solid" style:text-underline-width="auto" style:text-underline-color="font-color" fo:font-weight="bold" style:font-name-asian="Arial" style:font-size-asian="14pt" style:font-weight-asian="bold" style:font-name-complex="Arial" style:font-size-complex="14pt" style:language-complex="ar" style:country-complex="SA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51pt solid #808080" style:mirror="none" fo:clip="rect(0cm, 4.971cm, 0cm, 5.0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51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trong_20_Emphasis"><text:span text:style-name="T11"/></text:span></text:p>
      <text:list xml:id="list2665800531" text:style-name="WW8Num2">
        <text:list-header>
          <text:p text:style-name="P16"><text:span text:style-name="Strong_20_Emphasis"><text:span text:style-name="T12">Fes un programa que </text:span></text:span><text:span text:style-name="Strong_20_Emphasis"><text:span text:style-name="T15">sigui estructurat amb objectes</text:span></text:span><text:span text:style-name="Strong_20_Emphasis"><text:span text:style-name="T12"> en Python que gestioni fitxers, ha de sortir un menú amb les opcions:</text:span></text:span></text:p>
          <text:list>
            <text:list-item>
              <text:p text:style-name="P16"><text:span text:style-name="Strong_20_Emphasis"><text:span text:style-name="T12">Opcions del menú:</text:span></text:span></text:p>
              <text:list>
                <text:list-item>
                  <text:p text:style-name="P16"><text:span text:style-name="Strong_20_Emphasis"><text:span text:style-name="T12">1- Crear un fitxer.</text:span></text:span></text:p>
                </text:list-item>
                <text:list-item>
                  <text:p text:style-name="P16"><text:span text:style-name="Strong_20_Emphasis"><text:span text:style-name="T12">2- Llegir el contingut d'un fitxer.</text:span></text:span></text:p>
                </text:list-item>
                <text:list-item>
                  <text:p text:style-name="P16"><text:span text:style-name="Strong_20_Emphasis"><text:span text:style-name="T12">3- Escriure en un fitxer.</text:span></text:span></text:p>
                </text:list-item>
                <text:list-item>
                  <text:p text:style-name="P16"><text:span text:style-name="Strong_20_Emphasis"><text:span text:style-name="T12">4- Esborrar un fitxer.</text:span></text:span></text:p>
                </text:list-item>
                <text:list-item>
                  <text:p text:style-name="P16"><text:span text:style-name="Strong_20_Emphasis"><text:span text:style-name="T12">5- Sortir</text:span></text:span></text:p>
                </text:list-item>
              </text:list>
            </text:list-item>
            <text:list-item>
              <text:p text:style-name="P16"><text:span text:style-name="Strong_20_Emphasis"><text:span text:style-name="T12">En qualsevol cas (excepte l'opció 5) s'ha de demanar el nom del fitxer. Per l'opció 3 s'ha de demanar el text a escriure al final del fitxer </text:span></text:span><text:span text:style-name="Strong_20_Emphasis"><text:span text:style-name="T14"><text:s/>(5 punts).</text:span></text:span></text:p>
            </text:list-item>
          </text:list>
        </text:list-header>
      </text:list>
      <text:p text:style-name="P13"/>
      <text:list xml:id="list201913151015821" text:continue-numbering="true" text:style-name="WW8Num2">
        <text:list-header>
          <text:p text:style-name="P16"><text:span text:style-name="Strong_20_Emphasis"><text:span text:style-name="T12">Fes un programa que </text:span></text:span><text:span text:style-name="Strong_20_Emphasis"><text:span text:style-name="T15">sigui estructurat amb objectes</text:span></text:span><text:span text:style-name="Strong_20_Emphasis"><text:span text:style-name="T12"> en Python que gestioni la cistella de la compra d'una botiga:</text:span></text:span></text:p>
          <text:list text:continue-numbering="true">
            <text:list-item>
              <text:p text:style-name="P16"><text:span text:style-name="Strong_20_Emphasis"><text:span text:style-name="T12">Opcions del menú:</text:span></text:span></text:p>
              <text:list>
                <text:list-item>
                  <text:p text:style-name="P16"><text:span text:style-name="Strong_20_Emphasis"><text:span text:style-name="T12">1- Comprar un producte: es mostraran els productes que tenim a l’</text:span></text:span><text:span text:style-name="Strong_20_Emphasis"><text:span text:style-name="T13">e</text:span></text:span><text:span text:style-name="Strong_20_Emphasis"><text:span text:style-name="T12">stoc.</text:span></text:span></text:p>
                </text:list-item>
                <text:list-item>
                  <text:p text:style-name="P16"><text:span text:style-name="Strong_20_Emphasis"><text:span text:style-name="T12">2- Mostrar la cistella de la compra els productes comprats fins aquell moment.</text:span></text:span></text:p>
                </text:list-item>
                <text:list-item>
                  <text:p text:style-name="P16"><text:span text:style-name="Strong_20_Emphasis"><text:span text:style-name="T12">3- Generar factura: es donarà a l'usuari l'opció d'esborrar la cistella un cop generada la factura o seguir comprant.</text:span></text:span></text:p>
                </text:list-item>
                <text:list-item>
                  <text:p text:style-name="P16"><text:span text:style-name="Strong_20_Emphasis"><text:span text:style-name="T12">4- Sortir</text:span></text:span></text:p>
                </text:list-item>
              </text:list>
            </text:list-item>
            <text:list-item>
              <text:p text:style-name="P16"><text:span text:style-name="Strong_20_Emphasis"><text:span text:style-name="T12">En qualsevol opció excepte l’última s'ha de tornar a mostrar el menú d'opcions un cop s'hagi fet l'acció que ha demanat l'usuari</text:span></text:span><text:span text:style-name="Strong_20_Emphasis"><text:span text:style-name="T14"> (5 punts).</text:span></text:span></text:p>
            </text:list-item>
          </text:list>
        </text:list-header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 style:font-charset="x-symbol"/>
    <style:font-face style:name="DejaVu Sans Mono" svg:font-family="'DejaVu Sans Mono'" style:font-family-generic="modern"/>
    <style:font-face style:name="Lohit Hindi1" svg:font-family="'Lohit Hindi'" style:font-pitch="variable"/>
    <style:font-face style:name="Mangal" svg:font-family="Mangal" style:font-pitch="variable"/>
    <style:font-face style:name="Microsoft YaHei" svg:font-family="'Microsoft YaHei'" style:font-pitch="variable"/>
    <style:font-face style:name="WenQuanYi Micro Hei1" svg:font-family="'WenQuanYi Micro Hei', 'MS Mincho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style:rfc-language-tag="ca-ES-valencia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size-complex="13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text-indent="0cm" style:auto-text-indent="false" fo:keep-with-next="always"/>
      <style:text-properties style:font-name="Century Gothic" fo:font-family="'Century Gothic'" style:font-family-generic="swiss" style:font-pitch="variable" fo:font-size="12pt" fo:font-weight="bold" style:font-size-asian="12pt" style:font-weight-asian="bold" style:font-name-complex="Century Gothic" style:font-family-complex="'Century Gothic'" style:font-family-generic-complex="swiss" style:font-pitch-complex="variable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, 'MS Mincho'" style:font-pitch-asian="variable" style:font-size-asian="14pt" style:font-name-complex="Lohit Hindi1" style:font-family-complex="'Lohit Hindi'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epigrafe" style:family="paragraph" style:parent-style-name="Standard">
      <style:paragraph-properties fo:margin-left="-5.08cm" fo:margin-right="0cm" fo:text-indent="0cm" style:auto-text-indent="false"/>
      <style:text-properties fo:font-size="12pt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hyphenation-ladder-count="no-limit"/>
      <style:text-properties fo:language="es" fo:country="ES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/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WenQuanYi Micro Hei1" style:font-family-asian="'WenQuanYi Micro Hei', 'MS Mincho'" style:font-pitch-asian="variable" style:font-size-asian="10pt" style:font-name-complex="DejaVu Sans Mono" style:font-family-complex="'DejaVu Sans Mono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2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WW8Num2zfalse" style:family="text">
      <style:text-properties style:font-name-complex="Arial" style:font-family-complex="Arial" style:font-family-generic-complex="swiss" style:font-pitch-complex="variable"/>
    </style:style>
    <style:style style:name="WW8Num2ztrue" style:family="text">
      <style:text-properties style:font-name-complex="Arial" style:font-family-complex="Arial" style:font-family-generic-complex="swiss" style:font-pitch-complex="variable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8Num3z2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4z2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5z2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WW-Absatz-Standardschriftart111" style:family="text"/>
    <style:style style:name="Fuente_20_de_20_párrafo_20_predeter.5" style:display-name="Fuente de párrafo predeter.5" style:family="text"/>
    <style:style style:name="WW-Absatz-Standardschriftart1111" style:family="text"/>
    <style:style style:name="WW-Absatz-Standardschriftart11111" style:family="text"/>
    <style:style style:name="Fuente_20_de_20_párrafo_20_predeter.4" style:display-name="Fuente de párrafo predeter.4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Fuente_20_de_20_párrafo_20_predeter.3" style:display-name="Fuente de párrafo predeter.3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ps" style:family="text" style:parent-style-name="Fuente_20_de_20_párrafo_20_predeter.6"/>
    <style:style style:name="hps_20_atn" style:display-name="hps atn" style:family="text" style:parent-style-name="Fuente_20_de_20_párrafo_20_predeter.6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 FA 2.4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2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2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2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2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2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108cm" table:align="left" style:writing-mode="lr-tb"/>
    </style:style>
    <style:style style:name="Taula1.A" style:family="table-column">
      <style:table-column-properties style:column-width="10.474cm"/>
    </style:style>
    <style:style style:name="Taula1.B" style:family="table-column">
      <style:table-column-properties style:column-width="2.752cm"/>
    </style:style>
    <style:style style:name="Taula1.C" style:family="table-column">
      <style:table-column-properties style:column-width="3.882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font-size-asian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font-weight="bold" style:font-size-asian="10pt" style:font-weight-asian="bold"/>
    </style:style>
    <style:style style:name="MP4" style:family="paragraph" style:parent-style-name="Header">
      <style:paragraph-properties fo:line-height="0.423cm">
        <style:tab-stops>
          <style:tab-stop style:position="1cm"/>
          <style:tab-stop style:position="5.539cm"/>
        </style:tab-stops>
      </style:paragraph-properties>
      <style:text-properties fo:font-size="10pt" fo:font-weight="bold" style:font-size-asian="10pt" style:font-weight-asian="bold"/>
    </style:style>
    <style:style style:name="MP5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weight="bold" style:font-weight-asian="bold"/>
    </style:style>
    <style:style style:name="MP6" style:family="paragraph" style:parent-style-name="Header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line-height="0.423cm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  <style:tab-stop style:position="15cm" style:type="right"/>
        </style:tab-stops>
      </style:paragraph-properties>
      <style:text-properties style:font-name="Arial"/>
    </style:style>
    <style:style style:name="MP8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MP10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font-name="Arial"/>
    </style:style>
    <style:style style:name="MP11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Century Gothic" style:font-size-complex="13.5pt"/>
    </style:style>
    <style:style style:name="MP12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 style:font-name-complex="Century Gothic" style:font-size-complex="13.5pt" style:font-weight-complex="bold"/>
    </style:style>
    <style:style style:name="MT1" style:family="text">
      <style:text-properties fo:font-size="10pt" style:font-size-asian="10pt"/>
    </style:style>
    <style:style style:name="MT2" style:family="text">
      <style:text-properties officeooo:rsid="00194a46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color="#000000" fo:font-weight="bold" style:font-weight-asian="bold" style:font-name-complex="Century Gothic" style:font-size-complex="13.5pt" style:font-weight-complex="bold"/>
    </style:style>
    <style:style style:name="MT5" style:family="text">
      <style:text-properties fo:color="#000000" fo:font-weight="bold" style:font-name-asian="Century Gothic" style:font-weight-asian="bold" style:font-name-complex="Century Gothic" style:font-size-complex="13.5pt" style:font-weight-complex="bold"/>
    </style:style>
    <style:style style:name="MT6" style:family="text">
      <style:text-properties fo:color="#000000" style:font-name-complex="Century Gothic"/>
    </style:style>
    <style:style style:name="MT7" style:family="text">
      <style:text-properties fo:color="#000000" style:font-name-asian="Century Gothic" style:font-name-complex="Century Gothic"/>
    </style:style>
    <style:style style:name="MT8" style:family="text">
      <style:text-properties fo:color="#000000" style:font-name-complex="Century Gothic" style:font-size-complex="13.5pt"/>
    </style:style>
    <style:style style:name="MT9" style:family="text">
      <style:text-properties fo:color="#000000" style:font-name-asian="Century Gothic" style:font-name-complex="Century Gothic" style:font-size-complex="13.5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51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51pt solid #808080" style:mirror="none" fo:clip="rect(0cm, 4.971cm, 0cm, 5.0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196cm" fo:margin-right="1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1" text:anchor-type="char" svg:x="-0.871cm" svg:y="0.026cm" svg:width="0.767cm" svg:height="0.873cm" draw:z-index="1"><draw:image xlink:href="Pictures/10000200000001DC00000227D3D169746C751043.png" xlink:type="simple" xlink:show="embed" xlink:actuate="onLoad" loext:mime-type="image/png"/></draw:frame><text:span text:style-name="MT1">G</text:span>eneralitat de Catalunya<draw:frame draw:style-name="Mfr2" draw:name="Imatge2" text:anchor-type="char" svg:x="7.756cm" svg:y="0.362cm" svg:width="0.757cm" svg:height="1.027cm" draw:z-index="0"><draw:image xlink:href="Pictures/100000000000042B000002CC345696A9A6DBF072.jpg" xlink:type="simple" xlink:show="embed" xlink:actuate="onLoad" loext:mime-type="image/jpeg"/></draw:frame></text:p>
        <text:p text:style-name="MP2">Departament d’Educació i Universitats</text:p>
        <text:p text:style-name="MP3">Institut d’Ensenyaments Professionals Provençana </text:p>
        <text:p text:style-name="MP4"><text:tab/><text:tab/><text:tab/><text:tab/><text:tab/><text:tab/><text:tab/><text:tab/><text:tab/><text:tab/><text:tab/><text:tab/></text:p>
        <text:p text:style-name="MP4"/>
        <text:p text:style-name="MP5"/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9"><text:span text:style-name="MT4">MÒDUL</text:span><text:span text:style-name="MT5"> </text:span><text:span text:style-name="MT4">FORMATIU:</text:span><text:span text:style-name="MT5"> </text:span><text:span text:style-name="MT4">M10</text:span></text:p>
            </table:table-cell>
            <table:table-cell table:style-name="Taula1.A1" office:value-type="string">
              <text:h text:style-name="MP10" text:outline-level="1">Exercicis</text:h>
            </table:table-cell>
            <table:table-cell table:style-name="Taula1.C1" office:value-type="string">
              <text:p text:style-name="MP11"/>
            </table:table-cell>
          </table:table-row>
          <table:table-row table:style-name="Taula1.1">
            <table:table-cell table:style-name="Taula1.A2" office:value-type="string">
              <text:p text:style-name="MP9"><text:span text:style-name="MT6">Pràctiques</text:span><text:span text:style-name="MT7"> </text:span><text:span text:style-name="MT6">d'iniciació</text:span><text:span text:style-name="MT7"> </text:span><text:span text:style-name="MT6">de</text:span><text:span text:style-name="MT7"> </text:span><text:span text:style-name="MT6">programació</text:span><text:span text:style-name="MT7"> </text:span><text:span text:style-name="MT6">amb</text:span><text:span text:style-name="MT7"> </text:span><text:span text:style-name="MT6">el</text:span><text:span text:style-name="MT7"> </text:span><text:span text:style-name="MT6">llenguatge</text:span><text:span text:style-name="MT7"> </text:span><text:span text:style-name="MT6">per</text:span><text:span text:style-name="MT7"> </text:span><text:span text:style-name="MT6">a</text:span><text:span text:style-name="MT7"> </text:span><text:span text:style-name="MT6">desenvolupar</text:span><text:span text:style-name="MT7"> </text:span><text:span text:style-name="MT6">una</text:span><text:span text:style-name="MT7"> </text:span><text:span text:style-name="MT6">ERP.</text:span><text:span text:style-name="MT7"> </text:span></text:p>
            </table:table-cell>
            <table:table-cell table:style-name="Taula1.A2" office:value-type="string">
              <text:p text:style-name="MP12">GRUP</text:p>
            </table:table-cell>
            <table:table-cell table:style-name="Taula1.C2" office:value-type="string">
              <text:p text:style-name="MP9"><text:span text:style-name="MT8">2on</text:span><text:span text:style-name="MT9"> </text:span><text:span text:style-name="MT8">DAM</text:span></text:p>
            </table:table-cell>
          </table:table-row>
          <table:table-row table:style-name="Taula1.1">
            <table:table-cell table:style-name="Taula1.A2" office:value-type="string">
              <text:p text:style-name="MP9"><text:span text:style-name="MT4">NOM</text:span><text:span text:style-name="MT5"> </text:span><text:span text:style-name="MT4">I</text:span><text:span text:style-name="MT5"> </text:span><text:span text:style-name="MT4">COGNOMS:</text:span></text:p>
            </table:table-cell>
            <table:table-cell table:style-name="Taula1.A2" office:value-type="string">
              <text:p text:style-name="MP9"><text:span text:style-name="MT4">DATA</text:span><text:span text:style-name="MT5"> </text:span><text:span text:style-name="MT4">Entre</text:span></text:p>
            </table:table-cell>
            <table:table-cell table:style-name="Taula1.C2" office:value-type="string">
              <text:p text:style-name="MP9"/>
            </table:table-cell>
          </table:table-row>
        </table:table>
        <text:p text:style-name="MP6"/>
        <text:p text:style-name="MP7">Professor/a: <text:span text:style-name="MT2">Daniel Mollà</text:span></text:p>
      </style:header>
      <style:footer>
        <text:p text:style-name="MP8"><text:span text:style-name="MT3"><text:tab/><text:tab/>Pàgina </text:span><text:span text:style-name="MT3"><text:page-number text:select-page="current">1</text:page-number></text:span><text:span text:style-name="MT3"><text:s/>de </text:span><text:span text:style-name="MT3"><text:page-count style:num-format="1">1</text:page-count></text:span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art teòrica</dc:title>
    <meta:initial-creator>ks</meta:initial-creator>
    <meta:creation-date>2012-12-25T17:07:00</meta:creation-date>
    <dc:date>2025-10-06T20:19:11.310301677</dc:date>
    <meta:print-date>2006-09-12T22:29:00</meta:print-date>
    <meta:editing-cycles>9</meta:editing-cycles>
    <meta:editing-duration>PT56M33S</meta:editing-duration>
    <meta:generator>LibreOffice/6.4.7.2$Linux_X86_64 LibreOffice_project/40$Build-2</meta:generator>
    <meta:document-statistic meta:table-count="1" meta:image-count="2" meta:object-count="0" meta:page-count="1" meta:paragraph-count="28" meta:word-count="221" meta:character-count="1272" meta:non-whitespace-character-count="1070"/>
  </office:meta>
</office:document-meta>
</file>